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ine_20_Style_20_9" svg:stroke-color="#999999" draw:fill="none" draw:textarea-vertical-align="middle"/>
    </style:style>
    <style:style style:name="gr2" style:family="graphic" style:parent-style-name="standard">
      <style:graphic-properties svg:stroke-width="0.102cm" svg:stroke-color="#00ffff" draw:marker-start-width="0.352cm" draw:marker-end-width="0.352cm" draw:textarea-horizontal-align="justify" draw:textarea-vertical-align="middle" draw:auto-grow-height="false" fo:min-height="1.02cm" fo:min-width="3.31cm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 fo:min-height="0.512cm" fo:min-width="3.3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02cm" svg:stroke-color="#00ffff" draw:marker-start-width="0.352cm" draw:marker-end-width="0.352cm" draw:fill="solid" draw:fill-color="#99ccff" draw:textarea-horizontal-align="justify" draw:textarea-vertical-align="middle" draw:auto-grow-height="false" fo:min-height="1.02cm" fo:min-width="4.58cm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1.02cm" fo:min-width="4.58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8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svg:stroke-color="#000000" draw:fill="solid" draw:fill-color="#94bd5e" draw:textarea-horizontal-align="justify" draw:textarea-vertical-align="middle" draw:auto-grow-height="false" fo:min-height="1.02cm" fo:min-width="3.31cm"/>
    </style:style>
    <style:style style:name="gr10" style:family="graphic" style:parent-style-name="standard">
      <style:graphic-properties svg:stroke-color="#000000" draw:fill="solid" draw:fill-color="#23ff23" draw:textarea-horizontal-align="justify" draw:textarea-vertical-align="middle" draw:auto-grow-height="false" fo:min-height="1.02cm" fo:min-width="3.31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width="0.102cm" svg:stroke-color="#00ffff" draw:marker-start-width="0.352cm" draw:marker-end-width="0.352cm" draw:fill="solid" draw:fill-color="#94bd5e" draw:textarea-horizontal-align="justify" draw:textarea-vertical-align="middle" draw:auto-grow-height="false" fo:min-height="0.92cm" fo:min-width="3.21cm" fo:padding-top="0.175cm" fo:padding-bottom="0.175cm" fo:padding-left="0.3cm" fo:padding-right="0.3cm"/>
    </style:style>
    <style:style style:name="gr13" style:family="graphic" style:parent-style-name="standard">
      <style:graphic-properties draw:fill="solid" draw:fill-color="#ff8080" draw:textarea-horizontal-align="justify" draw:textarea-vertical-align="middle" draw:auto-grow-height="false" fo:min-height="1.02cm" fo:min-width="3.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color="#800000"/>
    </style:style>
    <style:style style:name="P5" style:family="paragraph">
      <style:text-properties fo:color="#999999"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999999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0.254cm" svg:x1="3.54cm" svg:y1="9.89cm" svg:x2="18.145cm" svg:y2="14.97cm" draw:start-shape="id1" draw:start-glue-point="2" draw:end-shape="id2" svg:d="M3540 9890c0 4191 14605 1651 14605 5080" svg:viewBox="0 0 14606 5081">
          <text:p/>
        </draw:connector>
        <draw:custom-shape draw:style-name="gr2" draw:text-style-name="P1" xml:id="id4" draw:id="id4" draw:layer="layout" svg:width="3.81cm" svg:height="1.27cm" svg:x="7.35cm" svg:y="4.81cm">
          <text:p text:style-name="P1">npointillist</text:p>
          <draw:enhanced-geometry svg:viewBox="0 0 21600 21600" draw:type="rectangle" draw:enhanced-path="M 0 0 L 21600 0 21600 21600 0 21600 0 0 Z N"/>
        </draw:custom-shape>
        <draw:g xml:id="id3" draw:id="id3">
          <draw:custom-shape draw:style-name="gr3" draw:text-style-name="P2" draw:layer="layout" svg:width="3.81cm" svg:height="0.762cm" svg:x="7.35cm" svg:y="1cm">
            <text:p text:style-name="P2"><text:span text:style-name="T1">Rniftili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81cm" svg:height="0.762cm" svg:x="7.35cm" svg:y="1.762cm">
            <text:p text:style-name="P2"><text:span text:style-name="T1">argpar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81cm" svg:height="0.762cm" svg:x="7.35cm" svg:y="2.524cm">
            <text:p text:style-name="P2"><text:span text:style-name="T1">doParallel</text:span>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1" draw:layer="layout" draw:type="curve" svg:x1="9.255cm" svg:y1="3.286cm" svg:x2="9.255cm" svg:y2="4.81cm" draw:start-shape="id3" draw:start-glue-point="2" draw:end-shape="id4" draw:end-glue-point="0" svg:d="M9255 3286v1524" svg:viewBox="0 0 1 1525">
          <text:p/>
        </draw:connector>
        <draw:custom-shape draw:style-name="gr5" draw:text-style-name="P3" xml:id="id10" draw:id="id10" draw:layer="layout" svg:width="5.08cm" svg:height="1.27cm" svg:x="12.43cm" svg:y="1cm">
          <text:p text:style-name="P3"><text:span text:style-name="T2">neuropointillist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5.08cm" svg:height="1.27cm" svg:x="1cm" svg:y="1cm">
          <text:p text:style-name="P1">sfic data</text:p>
          <draw:enhanced-geometry svg:viewBox="0 0 21600 21600" draw:type="rectangle" draw:enhanced-path="M 0 0 L 21600 0 21600 21600 0 21600 0 0 Z N"/>
        </draw:custom-shape>
        <draw:custom-shape draw:style-name="gr7" draw:text-style-name="P1" xml:id="id9" draw:id="id9" draw:layer="layout" svg:width="3.81cm" svg:height="1.27cm" svg:x="1cm" svg:y="2.905cm">
          <text:p text:style-name="P1">model.R</text:p>
          <draw:enhanced-geometry svg:viewBox="0 0 21600 21600" draw:type="rectangle" draw:enhanced-path="M 0 0 L 21600 0 21600 21600 0 21600 0 0 Z N"/>
        </draw:custom-shape>
        <draw:g xml:id="id8" draw:id="id8">
          <draw:custom-shape draw:style-name="gr8" draw:text-style-name="P2" draw:layer="layout" svg:width="3.81cm" svg:height="0.762cm" svg:x="1cm" svg:y="4.302cm">
            <text:p text:style-name="P2"><text:span text:style-name="T1">mask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3.81cm" svg:height="0.762cm" svg:x="1cm" svg:y="5.064cm">
            <text:p text:style-name="P2"><text:span text:style-name="T1">Sets (1 ≤ s ≤ 5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3.81cm" svg:height="0.762cm" svg:x="1cm" svg:y="5.826cm">
            <text:p text:style-name="P2"><text:span text:style-name="T1">Set labels (L=s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3.81cm" svg:height="0.762cm" svg:x="1cm" svg:y="6.588cm">
            <text:p text:style-name="P2"><text:span text:style-name="T1">mask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1" draw:id="id1" draw:layer="layout" svg:width="5.08cm" svg:height="1.27cm" svg:x="1cm" svg:y="8.62cm">
          <text:p text:style-name="P1">Regressed dat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0.508cm" svg:x1="9.255cm" svg:y1="6.08cm" svg:x2="3.54cm" svg:y2="8.62cm" draw:start-shape="id4" draw:start-glue-point="2" draw:end-shape="id1" draw:end-glue-point="0" svg:d="M9255 6080c0 2704-5715 1435-5715 2540" svg:viewBox="0 0 5716 2541">
          <text:p/>
        </draw:connector>
        <draw:custom-shape draw:style-name="gr9" draw:text-style-name="P1" xml:id="id6" draw:id="id6" draw:layer="layout" svg:width="3.81cm" svg:height="1.27cm" svg:x="12.43cm" svg:y="11.16cm">
          <text:p text:style-name="P1">runme</text:p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3.81cm" svg:height="1.27cm" svg:x="16.24cm" svg:y="14.97cm">
          <text:p text:style-name="P1">Makefile</text:p>
          <draw:enhanced-geometry svg:viewBox="0 0 21600 21600" draw:type="rectangle" draw:enhanced-path="M 0 0 L 21600 0 21600 21600 0 21600 0 0 Z N"/>
        </draw:custom-shape>
        <draw:custom-shape draw:style-name="gr9" draw:text-style-name="P1" xml:id="id5" draw:id="id5" draw:layer="layout" svg:width="3.81cm" svg:height="1.27cm" svg:x="7.35cm" svg:y="8.62cm">
          <text:p text:style-name="P1">Sgejob.bash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9.255cm" svg:y1="6.08cm" svg:x2="9.255cm" svg:y2="8.62cm" draw:start-shape="id4" draw:start-glue-point="2" draw:end-shape="id5" draw:end-glue-point="0" svg:d="M9255 6080v2540" svg:viewBox="0 0 1 2541">
          <text:p/>
        </draw:connector>
        <draw:connector draw:style-name="gr4" draw:text-style-name="P1" draw:layer="layout" draw:type="curve" draw:line-skew="-2.476cm" svg:x1="9.255cm" svg:y1="6.08cm" svg:x2="18.145cm" svg:y2="14.97cm" draw:start-shape="id4" draw:start-glue-point="2" draw:end-shape="id2" draw:end-glue-point="0" svg:d="M9255 6080c0 2991 8890-1454 8890 8890" svg:viewBox="0 0 8891 8891">
          <text:p/>
        </draw:connector>
        <draw:connector draw:style-name="gr4" draw:text-style-name="P1" draw:layer="layout" draw:type="curve" svg:x1="3.54cm" svg:y1="9.89cm" svg:x2="12.43cm" svg:y2="11.795cm" draw:start-shape="id1" draw:start-glue-point="2" draw:end-shape="id6" draw:end-glue-point="3" svg:d="M3540 9890c0 1270 2963 1905 8890 1905" svg:viewBox="0 0 8891 1906">
          <text:p/>
        </draw:connector>
        <draw:connector draw:style-name="gr11" draw:text-style-name="P1" draw:layer="layout" draw:type="curve" svg:x1="6.08cm" svg:y1="1.635cm" svg:x2="7.35cm" svg:y2="5.445cm" draw:start-shape="id7" draw:end-shape="id4" draw:end-glue-point="3" svg:d="M6080 1635c915 0 280 3810 1270 3810" svg:viewBox="0 0 1271 3811">
          <text:p/>
        </draw:connector>
        <draw:connector draw:style-name="gr11" draw:text-style-name="P1" draw:layer="layout" draw:type="curve" svg:x1="4.81cm" svg:y1="5.826cm" svg:x2="7.35cm" svg:y2="5.445cm" draw:start-shape="id8" draw:start-glue-point="1" draw:end-shape="id4" draw:end-glue-point="3" svg:d="M4810 5826c1867 0 598-381 2540-381" svg:viewBox="0 0 2541 382">
          <text:p/>
        </draw:connector>
        <draw:connector draw:style-name="gr4" draw:text-style-name="P1" draw:layer="layout" draw:type="curve" svg:x1="4.81cm" svg:y1="3.54cm" svg:x2="7.35cm" svg:y2="5.445cm" draw:start-shape="id9" draw:start-glue-point="1" draw:end-shape="id4" draw:end-glue-point="3" svg:d="M4810 3540c1867 0 598 1905 2540 1905" svg:viewBox="0 0 2541 1906">
          <text:p/>
        </draw:connector>
        <draw:connector draw:style-name="gr4" draw:text-style-name="P1" xml:id="id11" draw:id="id11" draw:layer="layout" draw:type="curve" svg:x1="14.97cm" svg:y1="2.27cm" svg:x2="14.97cm" svg:y2="2.27cm" draw:start-shape="id10" draw:start-glue-point="2" draw:end-shape="id10" draw:end-glue-point="2" svg:d="M14970 2270z" svg:viewBox="0 0 1 1">
          <text:p/>
        </draw:connector>
        <draw:connector draw:style-name="gr11" draw:text-style-name="P1" draw:layer="layout" draw:type="curve" svg:x1="14.97cm" svg:y1="2.27cm" svg:x2="9.255cm" svg:y2="4.81cm" draw:start-shape="id11" draw:start-glue-point="0" draw:end-shape="id4" draw:end-glue-point="0" svg:d="M14970 2270c0 1867-5715 598-5715 2540" svg:viewBox="0 0 5716 2541">
          <text:p/>
        </draw:connector>
        <draw:custom-shape draw:style-name="gr2" draw:text-style-name="P1" xml:id="id12" draw:id="id12" draw:layer="layout" svg:width="3.81cm" svg:height="1.27cm" svg:x="12.065cm" svg:y="4.81cm">
          <text:p text:style-name="P1">npointrun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" draw:id="id13" draw:layer="layout" svg:width="3.81cm" svg:height="1.27cm" svg:x="16.78cm" svg:y="4.81cm">
          <text:p text:style-name="P1">npointmerg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0.444cm" svg:x1="9.255cm" svg:y1="6.08cm" svg:x2="14.335cm" svg:y2="11.16cm" draw:start-shape="id4" draw:start-glue-point="2" draw:end-shape="id6" svg:d="M9255 6080c0 3181 5080 642 5080 5080" svg:viewBox="0 0 5081 5081">
          <text:p/>
        </draw:connector>
        <draw:connector draw:style-name="gr11" draw:text-style-name="P1" draw:layer="layout" draw:type="curve" svg:x1="9.255cm" svg:y1="9.89cm" svg:x2="14.335cm" svg:y2="11.16cm" draw:start-shape="id5" draw:start-glue-point="2" draw:end-shape="id6" svg:d="M9255 9890c0 952 5080 318 5080 1270" svg:viewBox="0 0 5081 1271">
          <text:p/>
        </draw:connector>
        <draw:connector draw:style-name="gr11" draw:text-style-name="P1" draw:layer="layout" draw:type="curve" svg:x1="13.97cm" svg:y1="6.08cm" svg:x2="9.255cm" svg:y2="8.62cm" draw:start-shape="id12" draw:start-glue-point="2" draw:end-shape="id5" draw:end-glue-point="0" svg:d="M13970 6080c0 1942-4715 673-4715 2540" svg:viewBox="0 0 4716 2541">
          <text:p/>
        </draw:connector>
        <draw:connector draw:style-name="gr11" draw:text-style-name="P1" draw:layer="layout" draw:type="curve" draw:line-skew="-2.397cm" svg:x1="13.97cm" svg:y1="6.08cm" svg:x2="18.145cm" svg:y2="14.97cm" draw:start-shape="id12" draw:start-glue-point="2" draw:end-shape="id2" svg:d="M13970 6080c0 3109 4175-1335 4175 8890" svg:viewBox="0 0 4176 8891">
          <text:p/>
        </draw:connector>
        <draw:connector draw:style-name="gr11" draw:text-style-name="P1" draw:layer="layout" draw:type="curve" draw:line-skew="-0.444cm" svg:x1="18.685cm" svg:y1="6.08cm" svg:x2="18.145cm" svg:y2="14.97cm" draw:start-shape="id13" draw:start-glue-point="2" draw:end-shape="id2" svg:d="M18685 6080c0 6039-540 1594-540 8890" svg:viewBox="0 0 541 8891">
          <text:p/>
        </draw:connector>
        <draw:custom-shape draw:style-name="gr6" draw:text-style-name="P1" xml:id="id14" draw:id="id14" draw:layer="layout" svg:width="5.08cm" svg:height="1.27cm" svg:x="6.08cm" svg:y="13.7cm">
          <text:p text:style-name="P1">By-feature result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4.335cm" svg:y1="12.43cm" svg:x2="8.62cm" svg:y2="13.7cm" draw:start-shape="id6" draw:start-glue-point="2" draw:end-shape="id14" draw:end-glue-point="0" svg:d="M14335 12430c0 952-5715 318-5715 1270" svg:viewBox="0 0 5716 1271">
          <text:p/>
        </draw:connector>
        <draw:connector draw:style-name="gr4" draw:text-style-name="P1" draw:layer="layout" draw:type="curve" svg:x1="11.16cm" svg:y1="14.335cm" svg:x2="16.24cm" svg:y2="15.605cm" draw:start-shape="id14" draw:start-glue-point="1" draw:end-shape="id2" svg:d="M11160 14335c3810 0 1270 1270 5080 1270" svg:viewBox="0 0 5081 1271">
          <text:p/>
        </draw:connector>
        <draw:custom-shape draw:style-name="gr6" draw:text-style-name="P1" xml:id="id15" draw:id="id15" draw:layer="layout" svg:width="5.08cm" svg:height="1.27cm" svg:x="8.62cm" svg:y="17.51cm">
          <text:p text:style-name="P1">Overall result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8.145cm" svg:y1="16.24cm" svg:x2="11.16cm" svg:y2="17.51cm" draw:start-shape="id2" draw:end-shape="id15" draw:end-glue-point="0" svg:d="M18145 16240c0 952-6985 318-6985 1270" svg:viewBox="0 0 6986 1271">
          <text:p/>
        </draw:connector>
        <draw:custom-shape draw:style-name="gr13" draw:text-style-name="P2" xml:id="id16" draw:id="id16" draw:layer="layout" svg:width="3.81cm" svg:height="1.27cm" svg:x="1cm" svg:y="13.7cm">
          <text:p text:style-name="P1"><text:span text:style-name="T1">Error (*.e*), </text:span></text:p>
          <text:p text:style-name="P1"><text:span text:style-name="T1">output files (*.o*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9.255cm" svg:y1="9.89cm" svg:x2="2.905cm" svg:y2="13.7cm" draw:start-shape="id5" draw:start-glue-point="2" draw:end-shape="id16" draw:end-glue-point="0" svg:d="M9255 9890c0 2857-6350 953-6350 3810" svg:viewBox="0 0 6351 3811">
          <text:p/>
        </draw:connector>
        <draw:frame draw:style-name="gr14" draw:text-style-name="P5" draw:layer="layout" svg:width="2.794cm" svg:height="0.835cm" draw:transform="rotate (-0.0722566310325654) translate (8.553cm 11.903cm)">
          <draw:text-box>
            <text:p text:style-name="P5"><text:span text:style-name="T3">If SGE fails</text:span></text:p>
          </draw:text-box>
        </draw:frame>
        <draw:connector draw:style-name="gr4" draw:text-style-name="P1" draw:layer="layout" draw:type="curve" svg:x1="9.255cm" svg:y1="3.286cm" svg:x2="13.97cm" svg:y2="4.81cm" draw:start-shape="id3" draw:start-glue-point="2" draw:end-shape="id12" svg:d="M9255 3286c0 1105 4715 344 4715 1524" svg:viewBox="0 0 4716 1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9T10:52:42.531897239</meta:creation-date>
    <dc:date>2016-06-29T11:45:04.131113205</dc:date>
    <meta:editing-duration>PT21M30S</meta:editing-duration>
    <meta:editing-cycles>2</meta:editing-cycles>
    <meta:generator>LibreOffice/4.3.3.2$Linux_X86_64 LibreOffice_project/430m0$Build-2</meta:generator>
    <meta:document-statistic meta:object-count="44"/>
  </office:meta>
</office:document-meta>
</file>